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34343" fo:padding="0.0382in" fo:border="0.5pt solid #000000">
        <style:background-image/>
      </style:table-cell-properties>
    </style:style>
    <style:style style:name="Table1.A2" style:family="table-cell">
      <style:table-cell-properties fo:background-color="#c34343" fo:padding="0.0382in" fo:border-left="0.5pt solid #000000" fo:border-right="none" fo:border-top="none" fo:border-bottom="0.5pt solid #000000">
        <style:background-image/>
      </style:table-cell-properties>
    </style:style>
    <style:style style:name="Table1.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1.A3" style:family="table-cell">
      <style:table-cell-properties fo:background-color="#fcd3c1" fo:padding="0.0382in" fo:border-left="0.5pt solid #000000" fo:border-right="none" fo:border-top="none" fo:border-bottom="0.5pt solid #000000">
        <style:background-image/>
      </style:table-cell-properties>
    </style:style>
    <style:style style:name="Table1.C3"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officeooo:rsid="000dadbc" officeooo:paragraph-rsid="000dadbc"/>
    </style:style>
    <style:style style:name="P2" style:family="paragraph" style:parent-style-name="Subtitle">
      <style:text-properties officeooo:rsid="000dadbc" officeooo:paragraph-rsid="000dadbc"/>
    </style:style>
    <style:style style:name="P3" style:family="paragraph" style:parent-style-name="Subtitle">
      <style:paragraph-properties fo:text-align="start" style:justify-single-word="false"/>
      <style:text-properties fo:color="#ff0000" loext:opacity="100%" fo:font-weight="bold" officeooo:rsid="000ea615" officeooo:paragraph-rsid="000ea615" fo:background-color="#ffff00" style:font-weight-asian="bold" style:font-weight-complex="bold"/>
    </style:style>
    <style:style style:name="P4"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P5"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P6" style:family="paragraph" style:parent-style-name="Text_20_body">
      <style:paragraph-properties fo:text-align="start" style:justify-single-word="false"/>
      <style:text-properties fo:font-weight="normal" officeooo:rsid="000dadbc" officeooo:paragraph-rsid="000dadbc" style:font-weight-asian="normal" style:font-weight-complex="normal"/>
    </style:style>
    <style:style style:name="P7" style:family="paragraph" style:parent-style-name="Title">
      <style:text-properties fo:color="#c9211e" loext:opacity="100%" style:font-name="Liberation Mono" officeooo:rsid="0004b903" officeooo:paragraph-rsid="0004b903"/>
    </style:style>
    <style:style style:name="P8" style:family="paragraph" style:parent-style-name="Subtitle">
      <style:paragraph-properties fo:text-align="start" style:justify-single-word="false"/>
      <style:text-properties fo:font-weight="bold" officeooo:rsid="000dadbc" officeooo:paragraph-rsid="000dadbc" style:font-weight-asian="bold" style:font-weight-complex="bold"/>
    </style:style>
    <style:style style:name="P9" style:family="paragraph" style:parent-style-name="Table_20_Contents">
      <style:paragraph-properties fo:text-align="center" style:justify-single-word="false"/>
      <style:text-properties fo:color="#ffffff" loext:opacity="100%" fo:font-weight="bold" officeooo:rsid="00122883" officeooo:paragraph-rsid="00122883" style:font-weight-asian="bold" style:font-weight-complex="bold"/>
    </style:style>
    <style:style style:name="P10" style:family="paragraph" style:parent-style-name="Table_20_Contents">
      <style:text-properties officeooo:rsid="00122883" officeooo:paragraph-rsid="00122883"/>
    </style:style>
    <style:style style:name="P11" style:family="paragraph" style:parent-style-name="Text_20_body">
      <style:text-properties officeooo:rsid="00122883" officeooo:paragraph-rsid="00122883"/>
    </style:style>
    <style:style style:name="P12" style:family="paragraph" style:parent-style-name="Title">
      <style:text-properties officeooo:rsid="00122883" officeooo:paragraph-rsid="00122883"/>
    </style:style>
    <style:style style:name="P13" style:family="paragraph" style:parent-style-name="Table_20_Contents">
      <style:paragraph-properties fo:text-align="center" style:justify-single-word="false"/>
      <style:text-properties fo:font-size="20pt" fo:font-weight="bold" officeooo:rsid="00122883" officeooo:paragraph-rsid="00122883" style:font-size-asian="20pt" style:font-weight-asian="bold" style:font-size-complex="20pt" style:font-weight-complex="bold"/>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size="20pt" fo:font-weight="bold" officeooo:rsid="001473e3" officeooo:paragraph-rsid="001473e3" style:font-size-asian="17.5pt" style:font-weight-asian="bold" style:font-size-complex="20pt" style:font-weight-complex="bold"/>
    </style:style>
    <style:style style:name="P16" style:family="paragraph" style:parent-style-name="Table_20_Contents">
      <style:text-properties officeooo:rsid="001473e3" officeooo:paragraph-rsid="001473e3"/>
    </style:style>
    <style:style style:name="T1" style:family="text">
      <style:text-properties officeooo:rsid="00065e7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ntigneous <text:span text:style-name="T1">Instruction Manual</text:span></text:p>
      <text:p text:style-name="P2">Written by Lexzach</text:p>
      <text:p text:style-name="P8">What is this?</text:p>
      <text:p text:style-name="P6">Antigneous is an affordable, open-source fire alarm control panel (FACP). This is targeted towards hobbyists or areas that do not have the privilege of having an fire alarm system from a name-brand company. </text:p>
      <text:p text:style-name="P3">Disclaimer!</text:p>
      <text:p text:style-name="P4">Antigneous is <text:span text:style-name="T2">not</text:span>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p>
      <text:p text:style-name="P4"/>
      <text:p text:style-name="P5">END OF P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Error Codes</text:p>
      <table:table table:name="Table1" table:style-name="Table1">
        <table:table-column table:style-name="Table1.A" table:number-columns-repeated="3"/>
        <table:table-row>
          <table:table-cell table:style-name="Table1.A1" table:number-columns-spanned="3" office:value-type="string">
            <text:p text:style-name="P9">Antigneous Error Codes</text:p>
          </table:table-cell>
          <table:covered-table-cell/>
          <table:covered-table-cell/>
        </table:table-row>
        <table:table-row>
          <table:table-cell table:style-name="Table1.A2" office:value-type="string">
            <text:p text:style-name="P9">Error Code</text:p>
          </table:table-cell>
          <table:table-cell table:style-name="Table1.A2" office:value-type="string">
            <text:p text:style-name="P9">Meaning</text:p>
          </table:table-cell>
          <table:table-cell table:style-name="Table1.C2" office:value-type="string">
            <text:p text:style-name="P9">Solutions</text:p>
          </table:table-cell>
        </table:table-row>
        <table:table-row>
          <table:table-cell table:style-name="Table1.A3" office:value-type="string">
            <text:p text:style-name="P13">1</text:p>
          </table:table-cell>
          <table:table-cell table:style-name="Table1.A3" office:value-type="string">
            <text:p text:style-name="P10">The panel’s settings have failed a validity check and must be reset to factory settings.</text:p>
          </table:table-cell>
          <table:table-cell table:style-name="Table1.C3" office:value-type="string">
            <text:p text:style-name="Table_20_Contents">Press the <text:span text:style-name="T2">reset button</text:span><text:span text:style-name="T3"> to reboot the panel WITHOUT resetting to factory settings.</text:span></text:p>
            <text:p text:style-name="P14"/>
            <text:p text:style-name="Table_20_Contents"><text:span text:style-name="T3">Press the </text:span><text:span text:style-name="T2">drill button </text:span><text:span text:style-name="T3">to reset the panel to factory settings.</text:span></text:p>
          </table:table-cell>
        </table:table-row>
        <table:table-row>
          <table:table-cell table:style-name="Table1.A3" office:value-type="string">
            <text:p text:style-name="P15">2</text:p>
          </table:table-cell>
          <table:table-cell table:style-name="Table1.A3" office:value-type="string">
            <text:p text:style-name="P16">The panel’s firmware has been updated to a new version, and must be reset to factory settings</text:p>
          </table:table-cell>
          <table:table-cell table:style-name="Table1.C3" office:value-type="string">
            <text:p text:style-name="Table_20_Contents">Press the <text:span text:style-name="T2">reset button</text:span><text:span text:style-name="T3"> to reboot the panel WITHOUT resetting to factory settings.</text:span></text:p>
            <text:p text:style-name="P14"/>
            <text:p text:style-name="Table_20_Contents"><text:span text:style-name="T3">Press the </text:span><text:span text:style-name="T2">drill button </text:span><text:span text:style-name="T3">to reset the panel to factory settings.</text:span></text:p>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Mono" officeooo:rsid="000dadbc" officeooo:paragraph-rsid="000dadb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xzach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9:39:08.024323002</meta:creation-date>
    <dc:date>2022-09-30T23:06:08.694537867</dc:date>
    <meta:editing-duration>PT45M3S</meta:editing-duration>
    <meta:editing-cycles>14</meta:editing-cycles>
    <meta:generator>LibreOffice/7.4.1.2$Linux_X86_64 LibreOffice_project/40$Build-2</meta:generator>
    <meta:document-statistic meta:table-count="1" meta:image-count="0" meta:object-count="0" meta:page-count="2" meta:paragraph-count="21" meta:word-count="198" meta:character-count="1169" meta:non-whitespace-character-count="990"/>
  </office:meta>
</office:document-meta>
</file>